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2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3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4" style:family="text">
      <style:text-properties fo:font-size="12.00pt" fo:font-weight="normal" fo:font-family="'Bitstream Vera Sans'" style:font-family-asian="'Bitstream Vera Sans'" style:font-family-complex="'Bitstream Vera Sans'" fo:background-color="transparent" fo:color="#000000"/>
    </style:style>
    <style:style style:name="T5" style:family="text">
      <style:text-properties fo:font-size="12.00pt" fo:font-weight="bold" fo:font-family="'Bitstream Vera Sans'" style:font-family-asian="'Bitstream Vera Sans'" style:font-family-complex="'Bitstream Vera Sans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8" style:family="text">
      <style:text-properties fo:font-size="11.00pt" fo:font-weight="normal" fo:font-family="'Bitstream Vera Sans'" style:font-family-asian="'Bitstream Vera Sans'" style:font-family-complex="'Bitstream Vera Sans'" fo:background-color="transparent" fo:color="#000000"/>
    </style:style>
    <style:style style:name="T9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12" style:family="text">
      <style:text-properties fo:font-size="11.00pt" fo:font-weight="normal" fo:font-family="'Bitstream Vera Sans'" style:font-family-asian="'Bitstream Vera Sans'" style:font-family-complex="'Bitstream Vera Sans'" fo:background-color="transparent" fo:color="#000000"/>
    </style:style>
    <style:style style:name="T13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16" style:family="text">
      <style:text-properties fo:font-size="11.00pt" fo:font-weight="normal" fo:font-family="'Bitstream Vera Sans'" style:font-family-asian="'Bitstream Vera Sans'" style:font-family-complex="'Bitstream Vera Sans'" fo:background-color="transparent" fo:color="#000000"/>
    </style:style>
    <style:style style:name="T17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0" style:family="text">
      <style:text-properties fo:font-size="11.00pt" fo:font-weight="normal" fo:font-family="'Bitstream Vera Sans'" style:font-family-asian="'Bitstream Vera Sans'" style:font-family-complex="'Bitstream Vera Sans'" fo:background-color="transparent" fo:color="#000000"/>
    </style:style>
    <style:style style:name="T21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4" style:family="text">
      <style:text-properties fo:font-size="11.00pt" fo:font-weight="normal" fo:font-family="'Bitstream Vera Sans'" style:font-family-asian="'Bitstream Vera Sans'" style:font-family-complex="'Bitstream Vera Sans'" fo:background-color="transparent" fo:color="#000000"/>
    </style:style>
    <style:style style:name="T25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28" style:family="text">
      <style:text-properties fo:font-size="11.00pt" fo:font-weight="normal" fo:font-family="'Bitstream Vera Sans'" style:font-family-asian="'Bitstream Vera Sans'" style:font-family-complex="'Bitstream Vera Sans'" fo:background-color="transparent" fo:color="#000000"/>
    </style:style>
    <style:style style:name="T29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32" style:family="text">
      <style:text-properties fo:font-size="11.00pt" fo:font-weight="normal" fo:font-family="'Bitstream Vera Sans'" style:font-family-asian="'Bitstream Vera Sans'" style:font-family-complex="'Bitstream Vera Sans'" fo:background-color="transparent" fo:color="#000000"/>
    </style:style>
    <style:style style:name="T33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36" style:family="text">
      <style:text-properties fo:font-size="11.00pt" fo:font-weight="normal" fo:font-family="'Bitstream Vera Sans'" style:font-family-asian="'Bitstream Vera Sans'" style:font-family-complex="'Bitstream Vera Sans'" fo:background-color="transparent" fo:color="#000000"/>
    </style:style>
    <style:style style:name="T37" style:family="text">
      <style:text-properties fo:font-size="11.00pt" fo:font-weight="bold" fo:font-family="'Bitstream Vera Sans'" style:font-family-asian="'Bitstream Vera Sans'" style:font-family-complex="'Bitstream Vera Sans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3.00pt" fo:font-weight="bold" fo:font-family="'Bitstream Vera Sans'" style:font-family-asian="'Bitstream Vera Sans'" style:font-family-complex="'Bitstream Vera Sans'" fo:background-color="transparent" fo:color="#000000"/>
    </style:style>
    <style:style style:name="T40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4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3.00pt" fo:font-weight="normal" fo:font-family="'Bitstream Vera Sans'" style:font-family-asian="'Bitstream Vera Sans'" style:font-family-complex="'Bitstream Vera Sans'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)<text:s/></text:span><text:span text:style-name="T2">Descreva com<text:s/></text:span><text:span text:style-name="T3">suas palavras</text:span><text:span text:style-name="T4"><text:s/>os itens abaixo no<text:s/></text:span><text:span text:style-name="T5">contexto de desenvolvimento Angular.</text:span></text:p>
      <text:p text:style-name="P1"><text:span text:style-name="T6"/></text:p>
      <text:p text:style-name="P1"><text:span text:style-name="T7">a) Componente:<text:s text:c="2"/></text:span><text:span text:style-name="T8">os componentes são as divisões do projeto, geralmente divididas em components, pages, assets e etc.. O ideal é sempre separar as "partes" do projeto, pois isso facilita a manutenção do código depois.</text:span><text:span text:style-name="T9"/></text:p>
      <text:p text:style-name="P1"><text:span text:style-name="T10"/></text:p>
      <text:p text:style-name="P1"><text:span text:style-name="T11">b) Model:<text:s text:c="2"/></text:span><text:span text:style-name="T12">é a classe aonde ficam as estruturas dos dados recebidos pela api.</text:span><text:span text:style-name="T13"/></text:p>
      <text:p text:style-name="P1"><text:span text:style-name="T14"/></text:p>
      <text:p text:style-name="P1"><text:span text:style-name="T15">c) Template:<text:s/></text:span><text:span text:style-name="T16">é o modelo da página<text:s/></text:span><text:span text:style-name="T17"/></text:p>
      <text:p text:style-name="P1"><text:span text:style-name="T18"/></text:p>
      <text:p text:style-name="P1"><text:span text:style-name="T19">d) Rotas:<text:s/></text:span><text:span text:style-name="T20">são os caminhos</text:span><text:span text:style-name="T21"/></text:p>
      <text:p text:style-name="P1"><text:span text:style-name="T22"/></text:p>
      <text:p text:style-name="P1"><text:span text:style-name="T23">e) Diretivas:<text:s/></text:span><text:span text:style-name="T24">são marcadores, as dire</text:span><text:span text:style-name="T25"/></text:p>
      <text:p text:style-name="P1"><text:span text:style-name="T26"/></text:p>
      <text:p text:style-name="P1"><text:span text:style-name="T27">f) Interpolação:<text:s/></text:span><text:span text:style-name="T28">é a forma de declarar as variáveis dentro das páginas. Usando o {{....}}</text:span><text:span text:style-name="T29"/></text:p>
      <text:p text:style-name="P1"><text:span text:style-name="T30"/></text:p>
      <text:p text:style-name="P1"><text:span text:style-name="T31">g) Two way binding ou two way data binding:<text:s/></text:span><text:span text:style-name="T32">é a forma de setar uma variável e ela aparecer, por meio de código na página e também de recuperar o que foi inserido na página, atribuindo para a variável.</text:span><text:span text:style-name="T33"/></text:p>
      <text:p text:style-name="P1"><text:span text:style-name="T34"/></text:p>
      <text:p text:style-name="P1"><text:span text:style-name="T35">h) Pipes:<text:s text:c="2"/></text:span><text:span text:style-name="T36">é uma das funcionalidades do angular que permite formatar os dados nas páginas. Por exemplo o R$, em vez de deixar isso fixo na página, através no pipe: | currency:BRL a formatação ocorre automaticamente.</text:span></text:p>
      <text:p text:style-name="P1"><text:span text:style-name="T37"/></text:p>
      <text:p text:style-name="P1"><text:span text:style-name="T38"/></text:p>
      <text:p text:style-name="P1"><text:span text:style-name="T39">2)<text:s/></text:span><text:span text:style-name="T40">Na pasta “admin” que você recebeu, há um template feito sem nenhum framework javascript. Crie um projeto angular em seu github e transfira o código do template usando angular.</text:span></text:p>
      <text:p text:style-name="P1"><text:span text:style-name="T40">Coloque o link do seu github abaixo:</text:span></text:p>
      <text:p text:style-name="P1"><text:a xlink:href="https://github.com/NataliaFerreiraDAngelo/provaAngular"><text:span text:style-name="T41">https://github.com/NataliaFerreiraDAngelo/provaAngular</text:span></text:a><text:span text:style-name="T42"/></text:p>
      <text:p text:style-name="P1"><text:span text:style-name="T43"><text:line-break/>Após terminar a prova enviar esse arquivo no slack particular do professor.</text:span></text:p>
      <text:p text:style-name="P1"><text:span text:style-name="T43">Obs: renomear o arquivo, colocando o seu nome nele.</text:span></text:p>
      <text:p text:style-name="P1"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